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8551" officeooo:paragraph-rsid="00158551"/>
    </style:style>
    <style:style style:name="P2" style:family="paragraph" style:parent-style-name="Standard" style:list-style-name="L1">
      <style:text-properties officeooo:rsid="00158551" officeooo:paragraph-rsid="00158551"/>
    </style:style>
    <style:style style:name="P3" style:family="paragraph" style:parent-style-name="Standard">
      <style:paragraph-properties fo:text-align="center" style:justify-single-word="false"/>
      <style:text-properties officeooo:rsid="00158551" officeooo:paragraph-rsid="00158551"/>
    </style:style>
    <style:style style:name="P4" style:family="paragraph" style:parent-style-name="Text_20_body" style:list-style-nam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Title">
      <style:text-properties officeooo:paragraph-rsid="0015a3d4"/>
    </style:style>
    <style:style style:name="P8" style:family="paragraph" style:parent-style-name="Contents_20_Heading">
      <style:paragraph-properties fo:break-before="page"/>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7">Programmer's Guide to </text:p>
      <text:p text:style-name="P7">dEXIF and dIPTC</text:p>
      <text:p text:style-name="P3"/>
      <text:p text:style-name="Subtitle"><text:s text:c="3"/>Image Metadata Manipulators Written in Delph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erry McGuire</text:p>
      <text:p text:style-name="P3"/>
      <text:p text:style-name="P3">mcguirez@hotmail.com</text:p>
      <text:p text:style-name="P3"/>
      <text:p text:style-name="P3">Copyright 2001-2006 - All Rights Reserved</text:p>
      <text:p text:style-name="P3"/>
      <text:p text:style-name="P3"/>
      <text:p text:style-name="P1"/>
      <text:h text:style-name="P5" text:outline-level="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Inhaltsverzeichnis</text:p>
          </text:index-title>
          <text:p text:style-name="P10"><text:a xlink:type="simple" xlink:href="#__RefHeading___Toc107_1411033968" text:style-name="Index_20_Link" text:visited-style-name="Index_20_Link">Theory of Operation:<text:tab/>3</text:a></text:p>
          <text:p text:style-name="P10"><text:a xlink:type="simple" xlink:href="#__RefHeading___Toc109_1411033968" text:style-name="Index_20_Link" text:visited-style-name="Index_20_Link">Sample Code:<text:tab/>4</text:a></text:p>
          <text:p text:style-name="P9"><text:a xlink:type="simple" xlink:href="#__RefHeading___Toc111_1411033968" text:style-name="Index_20_Link" text:visited-style-name="Index_20_Link">Sample Code [EXIF Section]:<text:tab/>4</text:a></text:p>
          <text:p text:style-name="P9"><text:a xlink:type="simple" xlink:href="#__RefHeading___Toc113_1411033968" text:style-name="Index_20_Link" text:visited-style-name="Index_20_Link">Sample Code [Comments Section]:<text:tab/>5</text:a></text:p>
          <text:p text:style-name="P9"><text:a xlink:type="simple" xlink:href="#__RefHeading___Toc115_1411033968" text:style-name="Index_20_Link" text:visited-style-name="Index_20_Link">Sample Code [IPTC Section]:<text:tab/>6</text:a></text:p>
        </text:index-body>
      </text:table-of-content>
      <text:h text:style-name="P4" text:outline-level="2"/>
      <text:h text:style-name="P4" text:outline-level="2"/>
      <text:h text:style-name="P6" text:outline-level="2"><text:bookmark-start text:name="__RefHeading___Toc107_1411033968"/>Theory of Operation:<text:bookmark-end text:name="__RefHeading___Toc107_1411033968"/></text:h>
      <text:p text:style-name="P1"/>
      <text:p text:style-name="P1">An EXIF header is a multilevel binary structure with the</text:p>
      <text:p text:style-name="P1">following characteristics<text:note text:id="ftn0" text:note-class="footnote"><text:note-citation>1</text:note-citation><text:note-body><text:p text:style-name="Footnote"><text:s/>Several details are glossed over here - a more complete specification can be found at</text:p><text:p text:style-name="Footnote">http://www.pima.net/standards/iso/tc42/wg18/WG18_POW.htm</text:p></text:note-body></text:note>: </text:p>
      <text:p text:style-name="P1"/>
      <text:list xml:id="list3790832850861820749" text:style-name="L1">
        <text:list-item>
          <text:p text:style-name="P2">The image file is divided into sections. <text:s/>These sections <text:s/>are separated by a marker byte followed by a section type byte.</text:p>
        </text:list-item>
        <text:list-item>
          <text:p text:style-name="P2">One of these sections is the "EXIF" section. <text:s/>This section is used by the capturing device (camera) to record the various conditions and settings in effect at the time of aquisition.</text:p>
        </text:list-item>
        <text:list-item>
          <text:p text:style-name="P2">Another of these sections is the "IPTC" section. <text:s/>IPTC stands for the "International Press Telecommunications Council" and this section holds metadata relevant for publishing an image. <text:s/>This section contains data such as "Caption", "Byline", "Urgency" etc. <text:s/>Photoshop can read and write to this area and is available under "Image Info..." on the file menu.</text:p>
        </text:list-item>
        <text:list-item>
          <text:p text:style-name="P2">Another one of these sections is the "Comments" section. <text:s/>It basically holds up to 64k of data. <text:s/>I believe there may be more than one Comments section although dEXIF only handles the first one at this time.</text:p>
        </text:list-item>
        <text:list-item>
          <text:p text:style-name="P2">An EXIF section consists of a directory structure. There is only one valid EXIF section per image. <text:s/>This section may also contain several sub-sections which each contain their own directory.</text:p>
        </text:list-item>
        <text:list-item>
          <text:p text:style-name="P2">An EXIF directory consists of entries that consist of</text:p>
          <text:list>
            <text:list-item>
              <text:p text:style-name="P2">a 16 bit field identifier (Tag)</text:p>
            </text:list-item>
            <text:list-item>
              <text:p text:style-name="P2">a 16 bit type indicator</text:p>
            </text:list-item>
            <text:list-item>
              <text:p text:style-name="P2">a 32 bit component count (used to determine the data length</text:p>
            </text:list-item>
            <text:list-item>
              <text:p text:style-name="P2">If the data is 4 bytes in size or less, it is contained here otherwise a 32 bit pointer to the data is contained here.</text:p>
            </text:list-item>
          </text:list>
        </text:list-item>
        <text:list-item>
          <text:p text:style-name="P2">One of the EXIF entries is the "MakerNote" entry. <text:s/>This information varies by the manufacturer. <text:s/>Typically this is also a directory structure that can be interpreted in the same fashion as the EXIF directory.</text:p>
        </text:list-item>
        <text:list-item>
          <text:p text:style-name="P2"><text:s/>Typical jpegs have a JFIF section which is a brief 16 byte header.</text:p>
        </text:list-item>
        <text:list-item>
          <text:p text:style-name="P2"><text:s/>An EXIF section may be substituted for a JFIF section but there must be one or the other. <text:s/>If a JFIF section exists it must be first, an EXIF entry must also be first unless there is also a JFIF section in which case the EXIF section must be second. <text:s/>(Anyone remember Monty Python's holy hand grenade incantation?)</text:p>
        </text:list-item>
        <text:list-item>
          <text:p text:style-name="P2"><text:s/>A jpeg, using Borland's jepg unit, will not be altered unless the compress method is called. <text:s/>That is, no degradation of the image is caused by continually reading and writing via this library.</text:p>
        </text:list-item>
        <text:list-item>
          <text:p text:style-name="P2"><text:s/>If a thumbnail is present, a pointer to the thumbnail block occupies the 32 bytes immediately after the EXIF IFD0 directory. In some formats (NIKON) there may be information following the thumbnail block but still in the EXIF segment.</text:p>
        </text:list-item>
        <text:list-item>
          <text:p text:style-name="P2">The routines read the EXIF information from the file, copy it to a buffer, and create the TAG list from the buffer. <text:s/></text:p>
        </text:list-item>
      </text:list>
      <text:p text:style-name="P1"/>
      <text:p text:style-name="P1"><text:s text:c="5"/>File --------&gt; EXIF Buffer ---------&gt; Tag list ----------&gt; User</text:p>
      <text:p text:style-name="P1"/>
      <text:p text:style-name="P1"><text:s text:c="5"/>Therefore changes to the Tab list will not be written to a file.</text:p>
      <text:p text:style-name="P1"><text:s text:c="5"/>There are two methods on the ExifObj (WriteThruInt and </text:p>
      <text:p text:style-name="P1"><text:s text:c="5"/>WriteThruString) that alter the EXIF buffer and changes can</text:p>
      <text:p text:style-name="P1"><text:s text:c="5"/>be written to an image file. </text:p>
      <text:h text:style-name="Heading_20_2" text:outline-level="2"><text:bookmark-start text:name="__RefHeading___Toc109_1411033968"/><text:soft-page-break/>Sample Code:<text:bookmark-end text:name="__RefHeading___Toc109_1411033968"/></text:h>
      <text:p text:style-name="P1"/>
      <text:p text:style-name="P1">dEXIF handles the major sections by parsing the initial image header and</text:p>
      <text:p text:style-name="P1">putting each into it's own buffer. <text:s/>This is currently accomplished by the</text:p>
      <text:p text:style-name="P1">dEXIF unit which also processes the EXIF data. <text:s/>The dIPTC processes the</text:p>
      <text:p text:style-name="P1">IPTC section - surprise~!</text:p>
      <text:p text:style-name="P1"/>
      <text:p text:style-name="P1">An IPTC segment and a Comments segment can be added to an arbitrary</text:p>
      <text:p text:style-name="P1">jpeg file, but an EXIF structure cannot be added. <text:s/>This is because</text:p>
      <text:p text:style-name="P1">EXIF contains mostly camera setting etc, that cannot be meaningfully</text:p>
      <text:p text:style-name="P1">generated. <text:s/>An EXIF structure can be copied over, presumably from a</text:p>
      <text:p text:style-name="P1">file that was the root source of the targeted image file.</text:p>
      <text:p text:style-name="P1"/>
      <text:h text:style-name="Heading_20_3" text:outline-level="3"><text:bookmark-start text:name="__RefHeading___Toc111_1411033968"/>Sample Code [EXIF Section]:<text:bookmark-end text:name="__RefHeading___Toc111_1411033968"/></text:h>
      <text:p text:style-name="P1">The following examples assume this declaration:</text:p>
      <text:p text:style-name="P1"/>
      <text:p text:style-name="Preformatted_20_Text"><text:s text:c="8"/>Var ImgData: TImgData;</text:p>
      <text:p text:style-name="Preformatted_20_Text"><text:s text:c="8"/>Begin</text:p>
      <text:p text:style-name="Preformatted_20_Text"><text:s text:c="11"/>ImgData := TImgData.Create;</text:p>
      <text:p text:style-name="Preformatted_20_Text"/>
      <text:p text:style-name="P1">Open a file, extract the simple EXIF string summary:</text:p>
      <text:p text:style-name="P1"/>
      <text:p text:style-name="Preformatted_20_Text"><text:s text:c="7"/>// The following returns true if successful. <text:s/>Will parse both </text:p>
      <text:p text:style-name="Preformatted_20_Text"><text:s text:c="7"/>// jpgs and tiff files.</text:p>
      <text:p text:style-name="Preformatted_20_Text"><text:s text:c="7"/>if ImgData.ProcessFile('filename.jpg') then</text:p>
      <text:p text:style-name="Preformatted_20_Text"><text:s text:c="10"/>if ImgData.HasExif then</text:p>
      <text:p text:style-name="Preformatted_20_Text"><text:s text:c="13"/>MyString := ImgData.ExifObj.toString();</text:p>
      <text:p text:style-name="Preformatted_20_Text"/>
      <text:p text:style-name="P1">Open a file, extract a more detailed EXIF data summary:</text:p>
      <text:p text:style-name="P1"/>
      <text:p text:style-name="Preformatted_20_Text"><text:s text:c="7"/>// One string with embedded (CR/LF) breaks.</text:p>
      <text:p text:style-name="Preformatted_20_Text"><text:s text:c="7"/>if ImgData.ProcessFile('filename.jpg') then</text:p>
      <text:p text:style-name="Preformatted_20_Text"><text:s text:c="10"/>if ImgData.HasExif then</text:p>
      <text:p text:style-name="Preformatted_20_Text"><text:s text:c="13"/>MyString := ImgData.ExifObj.toLongString();</text:p>
      <text:p text:style-name="Preformatted_20_Text"/>
      <text:p text:style-name="P1">Open a file, extract all EXIF data, interpreted (decoded) with all possible detail.</text:p>
      <text:p text:style-name="P1"/>
      <text:p text:style-name="Preformatted_20_Text"><text:s text:c="7"/>DexifDecode := true; <text:s text:c="5"/>// true by default - translates literals</text:p>
      <text:p text:style-name="Preformatted_20_Text"><text:s text:c="33"/>// into something human-readable</text:p>
      <text:p text:style-name="Preformatted_20_Text"><text:s text:c="7"/>ImgData.TraceLevel := 1; <text:s/>// set detail level for trace string</text:p>
      <text:p text:style-name="Preformatted_20_Text"><text:s text:c="7"/>// One string with embedded (CR/LF) breaks.</text:p>
      <text:p text:style-name="Preformatted_20_Text"><text:s text:c="7"/>if ImgData.ProcessFile('filename.jpg') then</text:p>
      <text:p text:style-name="Preformatted_20_Text"><text:s text:c="10"/>if ImgData.HasExif then</text:p>
      <text:p text:style-name="Preformatted_20_Text"><text:s text:c="33"/>// Parse this to extract specific data</text:p>
      <text:p text:style-name="Preformatted_20_Text"><text:s text:c="13"/>MyTraceString := ImgData.ExifObj.TraceString <text:s/></text:p>
      <text:p text:style-name="Preformatted_20_Text"/>
      <text:p text:style-name="P1">Some of the More common fields are parsed already and placed in the TImageInfo class. ImageInfo is predeclared and is used by the global read routines. <text:s/>(This will change - I'm working on it!)</text:p>
      <text:p text:style-name="P1"/>
      <text:p text:style-name="Preformatted_20_Text"><text:s text:c="4"/>With ImgData do</text:p>
      <text:p text:style-name="Preformatted_20_Text"><text:s text:c="7"/>if ProcessFile('filename.jpg') and HasExif then // Read in file</text:p>
      <text:p text:style-name="Preformatted_20_Text"><text:s text:c="7"/>begin</text:p>
      <text:p text:style-name="Preformatted_20_Text"><text:s text:c="9"/>// These first 3 are read from the OS</text:p>
      <text:p text:style-name="Preformatted_20_Text"><text:s text:c="9"/>MyFileName := ExifObj.Filename;</text:p>
      <text:p text:style-name="Preformatted_20_Text"><text:s text:c="9"/>FileDate <text:s text:c="2"/>:= ExifObj.FileDateTime; <text:s text:c="6"/>// tDateTime;</text:p>
      <text:p text:style-name="Preformatted_20_Text"><text:s text:c="9"/>FileSize <text:s text:c="2"/>:= ExifObj.FileSize; <text:s text:c="10"/>// longint;</text:p>
      <text:p text:style-name="Preformatted_20_Text"><text:soft-page-break/><text:s text:c="9"/>// These are extracted from the image</text:p>
      <text:p text:style-name="Preformatted_20_Text"><text:s text:c="9"/>Make <text:s text:c="6"/>:= ExifObj.CameraMake; <text:s text:c="8"/>// string[32];</text:p>
      <text:p text:style-name="Preformatted_20_Text"><text:s text:c="9"/>Model <text:s text:c="5"/>:= ExifObj.CameraModel; <text:s text:c="7"/>// string[40];</text:p>
      <text:p text:style-name="Preformatted_20_Text"><text:s text:c="9"/>DateTime <text:s text:c="2"/>:= ExifObj.DateTime; <text:s text:c="10"/>// string[20];</text:p>
      <text:p text:style-name="Preformatted_20_Text"><text:s text:c="9"/>Height <text:s text:c="4"/>:= ExifObj.Height</text:p>
      <text:p text:style-name="Preformatted_20_Text"><text:s text:c="9"/>Width <text:s text:c="5"/>:= ExifObj.Width; <text:s text:c="13"/>// integer</text:p>
      <text:p text:style-name="Preformatted_20_Text"><text:s text:c="9"/>YPos <text:s text:c="6"/>:= ExifObj.HPosn; <text:s text:c="13"/>// integer</text:p>
      <text:p text:style-name="Preformatted_20_Text"><text:s text:c="9"/>XPos <text:s text:c="6"/>:= ExifObj.WPosn; <text:s text:c="13"/>// integer</text:p>
      <text:p text:style-name="Preformatted_20_Text"><text:s text:c="9"/>IsColor <text:s text:c="3"/>:= ExifObj.IsColor; <text:s text:c="11"/>// integer;</text:p>
      <text:p text:style-name="Preformatted_20_Text"><text:s text:c="9"/>Process <text:s text:c="3"/>:= ExifObj.Process; <text:s text:c="11"/>// integer;</text:p>
      <text:p text:style-name="Preformatted_20_Text"><text:s text:c="9"/>FlashUsed <text:s/>:= ExifObj.FlashUsed; <text:s text:c="9"/>// integer;</text:p>
      <text:p text:style-name="Preformatted_20_Text"><text:s text:c="9"/>// These are derived (computed) values</text:p>
      <text:p text:style-name="Preformatted_20_Text"><text:s text:c="9"/>FocalLength := ExifObj.FocalLength; <text:s text:c="6"/>// real;</text:p>
      <text:p text:style-name="Preformatted_20_Text"><text:s text:c="9"/>ExposureTime := ExifObj.ExposureTime; <text:s text:c="4"/>// real;</text:p>
      <text:p text:style-name="Preformatted_20_Text"><text:s text:c="9"/>ApertureFNumber := ExifObj.ApertureFNumber; <text:s text:c="3"/>// real;</text:p>
      <text:p text:style-name="Preformatted_20_Text"><text:s text:c="9"/>Distance <text:s text:c="2"/>:= ExifObj.Distance; <text:s text:c="10"/>// real;</text:p>
      <text:p text:style-name="Preformatted_20_Text"><text:s text:c="9"/>CCDWidth <text:s text:c="2"/>:= ExifObj.CCDWidth; <text:s text:c="10"/>// real;</text:p>
      <text:p text:style-name="Preformatted_20_Text"><text:s text:c="9"/>Comments <text:s text:c="2"/>:= ExifObj.Comments; <text:s text:c="10"/>// string;</text:p>
      <text:p text:style-name="Preformatted_20_Text"><text:s text:c="7"/>end;</text:p>
      <text:p text:style-name="Preformatted_20_Text"/>
      <text:p text:style-name="P1"><text:s/>Open a file, manipulate the image and save to a new file adjusting the EXIF size for the new file:</text:p>
      <text:p text:style-name="P1"/>
      <text:p text:style-name="Preformatted_20_Text"><text:s text:c="7"/>// var MyImage:TJpegImage;</text:p>
      <text:p text:style-name="Preformatted_20_Text"><text:s text:c="7"/>if ImgData.ProcessFile('FileName.jpg') then</text:p>
      <text:p text:style-name="Preformatted_20_Text"><text:s text:c="7"/>begin</text:p>
      <text:p text:style-name="Preformatted_20_Text"><text:s text:c="9"/>MyImage.ReadFromFile('FileName.jpg);</text:p>
      <text:p text:style-name="Preformatted_20_Text"><text:s text:c="9"/>// manipulate image here</text:p>
      <text:p text:style-name="Preformatted_20_Text"><text:s text:c="9"/>ImgData.WriteEXIF(MyImage,'NewFile.jpg');</text:p>
      <text:p text:style-name="Preformatted_20_Text"><text:s text:c="7"/>end;</text:p>
      <text:p text:style-name="Preformatted_20_Text"/>
      <text:p text:style-name="P1"><text:s/>Open a file and save to a new file removing all metadata:</text:p>
      <text:p text:style-name="P1"/>
      <text:p text:style-name="Preformatted_20_Text"><text:s text:c="7"/>// var MyImage:TJpegImage;</text:p>
      <text:p text:style-name="Preformatted_20_Text"><text:s text:c="7"/>if ImgData.ProcessFile('FileName.jpg') then</text:p>
      <text:p text:style-name="Preformatted_20_Text"><text:s text:c="7"/>begin</text:p>
      <text:p text:style-name="Preformatted_20_Text"><text:s text:c="9"/>ImgData.ClearSections(); // Get rid of all MetaData</text:p>
      <text:p text:style-name="Preformatted_20_Text"><text:s text:c="9"/>ImgData.WriteEXIF('NewFile.jpg'); <text:s/>// When only one name is specified,</text:p>
      <text:p text:style-name="Preformatted_20_Text"><text:s text:c="7"/>end; <text:s text:c="24"/>// The last file read is used as source.</text:p>
      <text:p text:style-name="Preformatted_20_Text"/>
      <text:p text:style-name="P1"/>
      <text:h text:style-name="Heading_20_3" text:outline-level="3"><text:bookmark-start text:name="__RefHeading___Toc113_1411033968"/>Sample Code [Comments Section]:<text:bookmark-end text:name="__RefHeading___Toc113_1411033968"/></text:h>
      <text:p text:style-name="P1"/>
      <text:p text:style-name="P1"><text:s/>The comments section can hold upto 64k bytes of data. Don't confuse it with the UserComments tag of the EXIF segament, which is fixed by the camera and is much shorter.</text:p>
      <text:p text:style-name="P1"/>
      <text:p text:style-name="P1">Open a jpeg file and extract the comments section into a string. <text:s/>note that the comment section can contain binary data - it's not necessarily a string:</text:p>
      <text:p text:style-name="P1"/>
      <text:p text:style-name="Preformatted_20_Text"><text:s text:c="2"/>ImgData.ProcessFile('filename.jpg'); <text:s/>// calls the EXIF parsing routine</text:p>
      <text:p text:style-name="Preformatted_20_Text"><text:s text:c="2"/>if ImgData.CommentSection &gt; 0 then <text:s text:c="3"/>// there was a Comment Section</text:p>
      <text:p text:style-name="Preformatted_20_Text"><text:s text:c="4"/>MyString := ImgData.GetCommentSegment();</text:p>
      <text:p text:style-name="Preformatted_20_Text"/>
      <text:p text:style-name="P1">Open a file, do nothing other than add a tstringlist to the comment section and save:</text:p>
      <text:p text:style-name="P1"/>
      <text:p text:style-name="Preformatted_20_Text"><text:s text:c="2"/>ImgData.ProcessFile('filename.jpg'); // calls the EXIF parsing routine</text:p>
      <text:p text:style-name="Preformatted_20_Text"><text:s text:c="39"/>// The following call will overwrite</text:p>
      <text:p text:style-name="Preformatted_20_Text"><text:s text:c="2"/>ImgData.MakeCommentSegment(MyString);// or add a comment section</text:p>
      <text:p text:style-name="Preformatted_20_Text"/>
      <text:p text:style-name="P1"/>
      <text:h text:style-name="Heading_20_3" text:outline-level="3"><text:bookmark-start text:name="__RefHeading___Toc115_1411033968"/><text:soft-page-break/>Sample Code [IPTC Section]:<text:bookmark-end text:name="__RefHeading___Toc115_1411033968"/></text:h>
      <text:p text:style-name="P1"/>
      <text:p text:style-name="P1">Read IPTC strings from a jpeg file:</text:p>
      <text:p text:style-name="P1"/>
      <text:p text:style-name="Preformatted_20_Text"><text:s text:c="6"/>// We're not interested to deal with EXIF data</text:p>
      <text:p text:style-name="Preformatted_20_Text"><text:s text:c="6"/>StringList := ImgData.IPTCObj.ReadFileStrings('filename.jpg');</text:p>
      <text:p text:style-name="Preformatted_20_Text"/>
      <text:p text:style-name="P1">Read IPTC data into dIPTC for further manipulation, check the copyright tag, add it if it doesn't exisit and save the file:</text:p>
      <text:p text:style-name="P1"/>
      <text:p text:style-name="Preformatted_20_Text"><text:s text:c="6"/>// normally use a WITH block but this IS an example:</text:p>
      <text:p text:style-name="Preformatted_20_Text"><text:s text:c="6"/>if ImgData.IPTCObj.ReadFile('filename.jpg') then</text:p>
      <text:p text:style-name="Preformatted_20_Text"><text:s text:c="6"/>begin <text:s text:c="4"/>// file parsed OK - and there was actual data</text:p>
      <text:p text:style-name="Preformatted_20_Text"><text:s text:c="8"/>if ImgData.IPTCObj.GetTag('Copyright') = '' then</text:p>
      <text:p text:style-name="Preformatted_20_Text"><text:s text:c="8"/>begin</text:p>
      <text:p text:style-name="Preformatted_20_Text"><text:s text:c="10"/>ImgData.IPTCObj.AddTag('Copyright','Copyright 2004 - Gerry McGuire');</text:p>
      <text:p text:style-name="Preformatted_20_Text"><text:s text:c="10"/>ImgData.IPTCObj.WriteFile(); <text:s/>// defaults to last ReadFile value</text:p>
      <text:p text:style-name="Preformatted_20_Text"><text:s text:c="8"/>end</text:p>
      <text:p text:style-name="Preformatted_20_Text"><text:s text:c="6"/>end;</text:p>
      <text:p text:style-name="Preformatted_20_Text"/>
      <text:p text:style-name="P1"><text:s text:c="4"/>Adding IPTC data to a generated image which does</text:p>
      <text:p text:style-name="P1"><text:s text:c="4"/>not yet exist as a file: (typically you'd use a</text:p>
      <text:p text:style-name="P1"><text:s text:c="4"/>With ImgData.IPTCObj... statement)</text:p>
      <text:p text:style-name="P1"/>
      <text:p text:style-name="Preformatted_20_Text"><text:s text:c="6"/>ImgData.IPTCObj.Reset; <text:s/>// clear out old values</text:p>
      <text:p text:style-name="Preformatted_20_Text"><text:s text:c="6"/>ImgData.IPTCObj.AddTag('Copyright','Copyright 2004 - Gerry McGuire');</text:p>
      <text:p text:style-name="Preformatted_20_Text"><text:s text:c="6"/>ImgData.IPTCObj.AddTag('Keywords','Software, Sample');</text:p>
      <text:p text:style-name="Preformatted_20_Text"><text:s text:c="6"/>// To add a keyword without removing earlier values</text:p>
      <text:p text:style-name="Preformatted_20_Text"><text:s text:c="6"/>ImgData.IPTCObj.AppendToTag('Keywords','Another');</text:p>
      <text:p text:style-name="Preformatted_20_Text"><text:s text:c="6"/>ImgData.IPTCObj.AddTag('OriginatingProgram','dEXIF Version 1.2c');</text:p>
      <text:p text:style-name="Preformatted_20_Text"><text:s text:c="6"/>ImgData.IPTCObj.WriteFile('newfile.jpg',NewJpgImage); <text:s/>// Last argument is TJpegImage</text:p>
      <text:p text:style-name="Preformatted_20_Text"/>
      <text:p text:style-name="P1">Read in a file and save any ITPC data as XML:</text:p>
      <text:p text:style-name="P1"/>
      <text:p text:style-name="Preformatted_20_Text"><text:s text:c="3"/>ImgData.IPTCObj.ReadFile('filename.jpg');// as an alternative, you can</text:p>
      <text:p text:style-name="Preformatted_20_Text"><text:s text:c="3"/>if ImgData.IPTCObj.HasData then <text:s text:c="9"/>// check for data after the ReadFile</text:p>
      <text:p text:style-name="Preformatted_20_Text"><text:s text:c="5"/>ImgData.IPTCObj.IPTCArrayToXML('filename.xml');</text:p>
      <text:p text:style-name="Preformatted_20_Text"/>
      <text:p text:style-name="P1">Note that the EXIF section has a similar function and that the ImgData object has a method ( MetaDataToXML() ) which returns a stringlist that contains the XML of both segments.</text:p>
      <text:p text:style-name="P1"/>
      <text:p text:style-name="P1">Read all of the currently defined tags and their labels into a stringgrid. <text:s/>The data array is TIPTCdata's default value.</text:p>
      <text:p text:style-name="P1"/>
      <text:p text:style-name="Preformatted_20_Text"><text:s text:c="6"/>// var grid: tstringgrid; i:integer;</text:p>
      <text:p text:style-name="Preformatted_20_Text"><text:s text:c="6"/>grid.colcount := 2;</text:p>
      <text:p text:style-name="Preformatted_20_Text"><text:s text:c="6"/>grid.rowcount := ImgData.IPTCObj.count;</text:p>
      <text:p text:style-name="Preformatted_20_Text"><text:s text:c="6"/>for i := 0 to ImgData.IPTCObj.Count-1 do</text:p>
      <text:p text:style-name="Preformatted_20_Text"><text:s text:c="6"/>begin</text:p>
      <text:p text:style-name="Preformatted_20_Text"><text:s text:c="8"/>grid.cells[0,i] := ImgData.IPTCObj[i].desc; <text:s text:c="2"/>// get label value</text:p>
      <text:p text:style-name="Preformatted_20_Text"><text:s text:c="8"/>grid.cells[1,i] := ImgData.IPTCObj[i].data; <text:s text:c="2"/>// get actual data</text:p>
      <text:p text:style-name="Preformatted_20_Text"><text:s text:c="6"/>end;</text:p>
      <text:p text:style-name="Preformatted_20_Text"/>
      <text:p text:style-name="P1">Write a file containing all the user tag descriptions:</text:p>
      <text:p text:style-name="P1"/>
      <text:p text:style-name="Preformatted_20_Text"><text:s text:c="6"/>ImgData.IPTCObj.IPTCWriteTransFile( 'translate.txt');</text:p>
      <text:p text:style-name="Preformatted_20_Text"/>
      <text:p text:style-name="P1"><text:soft-page-break/>Read in file containing all the user tag descriptions (may be used for translating UI into a non-English language). <text:s/>Perform this in a form create method or before any images are read in.</text:p>
      <text:p text:style-name="P1"/>
      <text:p text:style-name="Preformatted_20_Text"><text:s text:c="6"/>ImgData.IPTCObj.IPTCWReadTransFile( 'translate.txt');</text:p>
      <text:p text:style-name="Preformatted_20_Text"/>
      <text:p text:style-name="P1"/>
      <text:p text:style-name="P1">See the IPTCView application bundled with this source code for a more detailed example then those present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57S</meta:editing-duration>
    <meta:editing-cycles>4</meta:editing-cycles>
    <meta:generator>LibreOffice/5.2.7.2$Windows_x86 LibreOffice_project/2b7f1e640c46ceb28adf43ee075a6e8b8439ed10</meta:generator>
    <dc:date>2017-08-04T11:33:51.995000000</dc:date>
    <meta:document-statistic meta:table-count="0" meta:image-count="0" meta:object-count="0" meta:page-count="7" meta:paragraph-count="168" meta:word-count="1481" meta:character-count="10931" meta:non-whitespace-character-count="8500"/>
    <meta:user-defined meta:name="Info 1"/>
    <meta:user-defined meta:name="Info 2"/>
    <meta:user-defined meta:name="Info 3"/>
    <meta:user-defined meta:name="Info 4"/>
  </office:meta>
</office:document-meta>
</file>